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3320d" officeooo:paragraph-rsid="0003320d"/>
    </style:style>
    <style:style style:name="P2" style:family="paragraph" style:parent-style-name="Standard">
      <style:paragraph-properties fo:text-align="justify" style:justify-single-word="false"/>
      <style:text-properties officeooo:rsid="0003320d" officeooo:paragraph-rsid="0003320d"/>
    </style:style>
    <style:style style:name="P3" style:family="paragraph" style:parent-style-name="Standard">
      <style:paragraph-properties fo:text-align="justify" style:justify-single-word="false"/>
      <style:text-properties officeooo:rsid="0003320d" officeooo:paragraph-rsid="0003daf9"/>
    </style:style>
    <style:style style:name="P4" style:family="paragraph" style:parent-style-name="Standard">
      <style:paragraph-properties fo:text-align="center" style:justify-single-word="false"/>
      <style:text-properties fo:font-weight="bold" officeooo:rsid="0003320d" officeooo:paragraph-rsid="0003320d" style:font-weight-asian="bold" style:font-weight-complex="bold"/>
    </style:style>
    <style:style style:name="P5" style:family="paragraph" style:parent-style-name="Standard">
      <style:paragraph-properties fo:text-align="justify" style:justify-single-word="false" fo:break-before="page"/>
      <style:text-properties fo:font-weight="bold" officeooo:rsid="0003320d" officeooo:paragraph-rsid="0003320d" style:font-weight-asian="bold" style:font-weight-complex="bold"/>
    </style:style>
    <style:style style:name="P6" style:family="paragraph" style:parent-style-name="Standard">
      <style:paragraph-properties fo:text-align="justify" style:justify-single-word="false" fo:break-before="page"/>
      <style:text-properties fo:font-weight="bold" officeooo:rsid="0003daf9" officeooo:paragraph-rsid="0003daf9" style:font-weight-asian="bold" style:font-weight-complex="bold"/>
    </style:style>
    <style:style style:name="P7" style:family="paragraph" style:parent-style-name="Standard">
      <style:text-properties fo:font-size="10pt" officeooo:rsid="0003320d" officeooo:paragraph-rsid="0003320d" style:font-size-asian="10pt" style:font-size-complex="10pt"/>
    </style:style>
    <style:style style:name="P8" style:family="paragraph" style:parent-style-name="Standard">
      <style:paragraph-properties fo:text-align="justify" style:justify-single-word="false"/>
      <style:text-properties officeooo:rsid="0003daf9" officeooo:paragraph-rsid="0003daf9"/>
    </style:style>
    <style:style style:name="P9" style:family="paragraph" style:parent-style-name="Standard">
      <style:paragraph-properties fo:text-align="justify" style:justify-single-word="false"/>
      <style:text-properties fo:font-style="italic" officeooo:rsid="0003daf9" officeooo:paragraph-rsid="0003daf9" style:font-style-asian="italic" style:font-style-complex="italic"/>
    </style:style>
    <style:style style:name="P10" style:family="paragraph" style:parent-style-name="Standard">
      <style:paragraph-properties fo:text-align="justify" style:justify-single-word="false"/>
      <style:text-properties fo:font-style="italic" officeooo:rsid="0006b526" officeooo:paragraph-rsid="0006b526" style:font-style-asian="italic" style:font-style-complex="italic"/>
    </style:style>
    <style:style style:name="P11" style:family="paragraph" style:parent-style-name="Standard">
      <style:paragraph-properties fo:text-align="justify" style:justify-single-word="false"/>
      <style:text-properties fo:font-style="normal" officeooo:rsid="0003daf9" officeooo:paragraph-rsid="0003daf9" style:font-style-asian="normal" style:font-style-complex="normal"/>
    </style:style>
    <style:style style:name="P12" style:family="paragraph" style:parent-style-name="Standard">
      <style:paragraph-properties fo:text-align="justify" style:justify-single-word="false"/>
      <style:text-properties fo:font-style="normal" officeooo:rsid="0006b526" officeooo:paragraph-rsid="0006b526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officeooo:paragraph-rsid="0005b1b3"/>
    </style:style>
    <style:style style:name="T1" style:family="text">
      <style:text-properties officeooo:rsid="0003b5c9"/>
    </style:style>
    <style:style style:name="T2" style:family="text">
      <style:text-properties officeooo:rsid="0003d8c0"/>
    </style:style>
    <style:style style:name="T3" style:family="text">
      <style:text-properties officeooo:rsid="0003daf9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05b1b3" style:font-style-asian="normal" style:font-style-complex="normal"/>
    </style:style>
    <style:style style:name="T6" style:family="text">
      <style:text-properties fo:font-style="normal" officeooo:rsid="000633e0" style:font-style-asian="normal" style:font-style-complex="normal"/>
    </style:style>
    <style:style style:name="T7" style:family="text">
      <style:text-properties fo:font-style="normal" officeooo:rsid="0006b526" style:font-style-asian="normal" style:font-style-complex="normal"/>
    </style:style>
    <style:style style:name="T8" style:family="text">
      <style:text-properties officeooo:rsid="0004750e"/>
    </style:style>
    <style:style style:name="T9" style:family="text">
      <style:text-properties officeooo:rsid="0005b1b3"/>
    </style:style>
    <style:style style:name="T10" style:family="text">
      <style:text-properties officeooo:rsid="0005b1b3" fo:background-color="#ffff00" loext:char-shading-value="0"/>
    </style:style>
    <style:style style:name="T11" style:family="text">
      <style:text-properties officeooo:rsid="000633e0"/>
    </style:style>
    <style:style style:name="T12" style:family="text">
      <style:text-properties officeooo:rsid="0006b5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Repertório de células B e T no Carcinoma Adrenocortical sob perfis de esteroides associado a característica dos hospedeiro e do tumor</text:p>
      <text:p text:style-name="P1"/>
      <text:p text:style-name="P7">Jean Silva de Souza Resende, … </text:p>
      <text:p text:style-name="P7"/>
      <text:p text:style-name="P7">1 - …</text:p>
      <text:p text:style-name="P1"/>
      <text:p text:style-name="P1">Resumo</text:p>
      <text:p text:style-name="P1"/>
      <text:p text:style-name="P1">Palavras-chaves</text:p>
      <text:p text:style-name="P1"/>
      <text:p text:style-name="P5">INTRODUÇÃO</text:p>
      <text:p text:style-name="P2"/>
      <text:p text:style-name="P3">O carcinoma adrenocortical (ACC) é <text:span text:style-name="T1">uma neoplasia rara </text:span><text:span text:style-name="T2">com incidência de 1 a 2 casos por milhão de casos por ano, chegando até 0,72 por ano na fase adulta(</text:span><text:a xlink:type="simple" xlink:href="https://pubmed.ncbi.nlm.nih.gov/16551738/" text:style-name="Internet_20_link" text:visited-style-name="Visited_20_Internet_20_Link"><text:span text:style-name="T2">Allolio et al., 2006</text:span></text:a><text:span text:style-name="T2">; </text:span><text:a xlink:type="simple" xlink:href="https://pubmed.ncbi.nlm.nih.gov/16680602/" text:style-name="Internet_20_link" text:visited-style-name="Visited_20_Internet_20_Link"><text:span text:style-name="T2">Kebebew et al., 2006</text:span></text:a><text:span text:style-name="T2">). Na infância, a incidência é de 2,9 a 4,2 por milhão de casos por ano <text:s/>no sul do Brasil e 0,2 a 0,3 por milhão de crianças por ano em todo o mundo (</text:span><text:a xlink:type="simple" xlink:href="https://pubmed.ncbi.nlm.nih.gov/16200634/" text:style-name="Internet_20_link" text:visited-style-name="Visited_20_Internet_20_Link"><text:span text:style-name="T3">Pianovski et al., 2006</text:span></text:a><text:span text:style-name="T2">). É </text:span><text:span text:style-name="T3">visto que ACC possui diferentes características entre os tumores pediátricos e adultos (</text:span><text:a xlink:type="simple" xlink:href="https://www.ncbi.nlm.nih.gov/pmc/articles/PMC3288384/" text:style-name="Internet_20_link" text:visited-style-name="Visited_20_Internet_20_Link"><text:span text:style-name="T1">Wasserman et al.2012</text:span></text:a><text:span text:style-name="T1">; </text:span><text:a xlink:type="simple" xlink:href="https://www.ncbi.nlm.nih.gov/pmc/articles/PMC3963263/" text:style-name="Internet_20_link" text:visited-style-name="Visited_20_Internet_20_Link"><text:span text:style-name="T1">Else et al., 201</text:span></text:a><text:span text:style-name="T1">4</text:span><text:span text:style-name="T3">). </text:span></text:p>
      <text:p text:style-name="P3"/>
      <text:p text:style-name="P3"/>
      <text:p text:style-name="P6">MATERIAIS E MÉTODOS</text:p>
      <text:p text:style-name="P8"/>
      <text:p text:style-name="P9">Dados TCGA: <text:span text:style-name="T9">download, controle de qualidade e trimagem</text:span></text:p>
      <text:p text:style-name="P11"/>
      <text:p text:style-name="P11">Fizemos o download dos arquivos <text:span text:style-name="T12">FASTQ</text:span> d<text:span text:style-name="T9">e</text:span> RNAseq com um total de <text:span text:style-name="T10">76</text:span> amostras do TCGA-ACC <text:span text:style-name="T12">disponíveis no GDC Legacy Archive (</text:span><text:a xlink:type="simple" xlink:href="https://gdc.cancer.gov/news-and-announcements/gdc-legacy-archive-retires" text:style-name="Internet_20_link" text:visited-style-name="Visited_20_Internet_20_Link"><text:span text:style-name="T12">https://gdc.cancer.gov/news-and-announcements/gdc-legacy-archive-retires</text:span></text:a><text:span text:style-name="T12">) através do GDC Data Transfer Tool (</text:span><text:a xlink:type="simple" xlink:href="https://gdc.cancer.gov/access-data/gdc-data-transfer-tool" text:style-name="Internet_20_link" text:visited-style-name="Visited_20_Internet_20_Link"><text:span text:style-name="T12">https://gdc.cancer.gov/access-data/gdc-data-transfer-tool</text:span></text:a><text:span text:style-name="T12">)</text:span>. Usamos o pacote R/bioconductor TCGAbiolinks para baixar <text:span text:style-name="T12">informações</text:span> clínic<text:span text:style-name="T12">a</text:span>s. <text:span text:style-name="T8">Utilizamos os </text:span>dados clínicos de <text:a xlink:type="simple" xlink:href="https://www.frontiersin.org/articles/10.3389/fendo.2021.672319/full" text:style-name="Internet_20_link" text:visited-style-name="Visited_20_Internet_20_Link">Muzzi et al., (2021)</text:a> para obter os perfis esteroidais.</text:p>
      <text:p text:style-name="P13"><text:span text:style-name="T5">Fizemos o controle de qualidade (QC) e a trimagem dos dados seguindo o pipeline PreProcSEQ (</text:span><text:a xlink:type="simple" xlink:href="https://bookdown.org/jean_souza/PreProcSEQ/" text:style-name="Internet_20_link" text:visited-style-name="Visited_20_Internet_20_Link"><text:span text:style-name="T5">https://bookdown.org/jean_souza/PreProcSEQ/</text:span></text:a><text:span text:style-name="T5">). No QC utilizamos o FastQC </text:span><text:span text:style-name="T6">(</text:span><text:a xlink:type="simple" xlink:href="https://qubeshub.org/resources/fastqc" text:style-name="Internet_20_link" text:visited-style-name="Visited_20_Internet_20_Link">Andrews, 2010</text:a><text:span text:style-name="T6">)</text:span><text:span text:style-name="T5"> para gerar os relatórios do sequenciamento e o MultiQC </text:span><text:span text:style-name="T6">(</text:span><text:a xlink:type="simple" xlink:href="https://academic.oup.com/bioinformatics/article/32/19/3047/2196507" text:style-name="Internet_20_link" text:visited-style-name="Visited_20_Internet_20_Link"><text:span text:style-name="T6">Ewels et al., 2016</text:span></text:a><text:span text:style-name="T6">)</text:span><text:span text:style-name="T5"> para agrupá-los e resumir em um único relatório. Na trimagem foi utilizada a ferramenta Trimmomatic </text:span><text:span text:style-name="T6">(</text:span><text:a xlink:type="simple" xlink:href="https://academic.oup.com/bioinformatics/article/30/15/2114/2390096" text:style-name="Internet_20_link" text:visited-style-name="Visited_20_Internet_20_Link"><text:span text:style-name="T6">Bolger et al., 2014</text:span></text:a><text:span text:style-name="T6">) </text:span><text:span text:style-name="T7">de acordo com os argumentos do pipeline</text:span><text:span text:style-name="T6">.</text:span></text:p>
      <text:p text:style-name="P13"><text:span text:style-name="T6"/></text:p>
      <text:p text:style-name="P10"><text:span text:style-name="T11">E</text:span>xtração de dados de BCR e TCR</text:p>
      <text:p text:style-name="P10"/>
      <text:p text:style-name="P12">Usamos a ferramenta TRUST4 para alinhar oss arquivos FASTQ de RNA-Seq à região VDJ para extrair IGH, IGK e IGL para BCR e TRA, TRB, TRD e TRG para TCR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7T07:51:56.308631097</meta:creation-date>
    <meta:generator>LibreOffice/7.3.7.2$Linux_X86_64 LibreOffice_project/30$Build-2</meta:generator>
    <dc:date>2023-08-07T09:25:44.762390533</dc:date>
    <meta:editing-duration>PT21S</meta:editing-duration>
    <meta:editing-cycles>1</meta:editing-cycles>
    <meta:document-statistic meta:table-count="0" meta:image-count="0" meta:object-count="0" meta:page-count="3" meta:paragraph-count="13" meta:word-count="288" meta:character-count="1831" meta:non-whitespace-character-count="1553"/>
  </office:meta>
</office:document-meta>
</file>